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/>
    <style:style style:name="P3" style:family="paragraph" style:parent-style-name="Text_20_body" style:list-style-name="L1"/>
    <style:style style:name="P4" style:family="paragraph" style:parent-style-name="Text_20_body" style:list-style-name="L1"/>
    <style:style style:name="P5" style:family="paragraph" style:parent-style-name="Text_20_body" style:list-style-name="L1"/>
    <style:style style:name="P6" style:family="paragraph" style:parent-style-name="Text_20_body" style:list-style-name="L1"/>
    <style:style style:name="P7" style:family="paragraph" style:parent-style-name="Text_20_body" style:list-style-name="L1"/>
    <style:style style:name="P8" style:family="paragraph" style:parent-style-name="Text_20_body" style:list-style-name="L1"/>
    <style:style style:name="P9" style:family="paragraph" style:parent-style-name="Text_20_body" style:list-style-name="L1"/>
    <style:style style:name="P10" style:family="paragraph" style:parent-style-name="Text_20_body" style:list-style-name="L1"/>
    <style:style style:name="P11" style:family="paragraph" style:parent-style-name="Text_20_body" style:list-style-name="L1"/>
    <style:style style:name="P12" style:family="paragraph" style:parent-style-name="Text_20_body" style:list-style-name="L1"/>
    <style:style style:name="P13" style:family="paragraph" style:parent-style-name="Text_20_body" style:list-style-name="L1"/>
    <style:style style:name="P14" style:family="paragraph" style:parent-style-name="Text_20_body" style:list-style-name="L1"/>
    <style:style style:name="P15" style:family="paragraph" style:parent-style-name="Text_20_body" style:list-style-name="L1"/>
    <style:style style:name="P16" style:family="paragraph" style:parent-style-name="Text_20_body" style:list-style-name="L1"/>
    <style:style style:name="P17" style:family="paragraph" style:parent-style-name="Text_20_body" style:list-style-name="L1"/>
    <style:style style:name="P18" style:family="paragraph" style:parent-style-name="Text_20_body" style:list-style-name="L1"/>
    <style:style style:name="P19" style:family="paragraph" style:parent-style-name="Text_20_body" style:list-style-name="L1"/>
    <style:style style:name="P20" style:family="paragraph" style:parent-style-name="Text_20_body" style:list-style-name="L1"/>
    <style:style style:name="P21" style:family="paragraph" style:parent-style-name="Text_20_body" style:list-style-name="L1"/>
    <style:style style:name="P22" style:family="paragraph" style:parent-style-name="Text_20_body" style:list-style-name="L1"/>
    <style:style style:name="P23" style:family="paragraph" style:parent-style-name="Text_20_body" style:list-style-name="L1"/>
    <style:style style:name="P24" style:family="paragraph" style:parent-style-name="Text_20_body" style:list-style-name="L1"/>
    <style:style style:name="P25" style:family="paragraph" style:parent-style-name="Text_20_body" style:list-style-name="L1"/>
    <style:style style:name="P26" style:family="paragraph" style:parent-style-name="Text_20_body" style:list-style-name="L1"/>
    <style:style style:name="P27" style:family="paragraph" style:parent-style-name="Text_20_body" style:list-style-name="L1"/>
    <style:style style:name="P28" style:family="paragraph" style:parent-style-name="Text_20_body" style:list-style-name="L1"/>
    <style:style style:name="P29" style:family="paragraph" style:parent-style-name="Text_20_body" style:list-style-name="L1"/>
    <style:style style:name="P30" style:family="paragraph" style:parent-style-name="Text_20_body" style:list-style-name="L1"/>
    <style:style style:name="P31" style:family="paragraph" style:parent-style-name="Text_20_body" style:list-style-name="L1"/>
    <style:style style:name="P32" style:family="paragraph" style:parent-style-name="Text_20_body" style:list-style-name="L1"/>
    <text:list-style style:name="L1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ikalavimai sistemai</text:p>
      <text:p text:style-name="Text_20_body"/>
      <text:list text:style-name="L1">
        <text:list-item>
          <text:p text:style-name="P1">Turi būti galima modeliavimą atlikti skirtingais algoritmais.</text:p>
          <text:list>
            <text:list-item>
              <text:p text:style-name="P1">Skirtuminiai metodai</text:p>
              <text:list>
                <text:list-item>
                  <text:p text:style-name="P1">Išreikštinė schema</text:p>
                </text:list-item>
                <text:list-item>
                  <text:p text:style-name="P1">Neišreikštinė schema (praplečiama skirtingais kraštų modeliavimais).</text:p>
                </text:list-item>
              </text:list>
            </text:list-item>
            <text:list-item>
              <text:p text:style-name="P1">Kiti...</text:p>
            </text:list-item>
          </text:list>
        </text:list-item>
        <text:list-item>
          <text:p text:style-name="P1">Sistema turi būti tinkama modeliuoti tiek vienmačiams tiek dvimačiams modeliams.</text:p>
        </text:list-item>
        <text:list-item>
          <text:p text:style-name="P1">Konfigūraciją galima naudoti ne tik modeliavimui bet ir:</text:p>
          <text:list>
            <text:list-item>
              <text:p text:style-name="P1">Matematinio modelio dudarymui.</text:p>
            </text:list-item>
            <text:list-item>
              <text:p text:style-name="P1">Skirtuminių schemų sudarymui.</text:p>
            </text:list-item>
            <text:list-item>
              <text:p text:style-name="P1">Grafiniam modelio atvaizdavimui.</text:p>
            </text:list-item>
          </text:list>
        </text:list-item>
        <text:list-item>
          <text:p text:style-name="P1">Konfigūracija turi būti formuluojama sąvokomis, kiek galima artimomis dalykinei sričiai.</text:p>
        </text:list-item>
        <text:list-item>
          <text:p text:style-name="P1">Konfigūracijoje turi būti paliekamos praplečiamos vietos:</text:p>
          <text:list>
            <text:list-item>
              <text:p text:style-name="P1">Skirtingų reakcijų realizavimui.</text:p>
            </text:list-item>
            <text:list-item>
              <text:p text:style-name="P1">Skirtingų sprendimo algoritmų nurodymui bei parametrizavimui.</text:p>
            </text:list-item>
            <text:list-item>
              <text:p text:style-name="P1">...</text:p>
            </text:list-item>
          </text:list>
        </text:list-item>
        <text:list-item>
          <text:p text:style-name="P1">Konfigūracija vykdoma diena struktūra. T.y. sistema nepalaikys iš esmės skirtingų konfigūravimo būdų. Konfigūravimas galės būti vykdomas dviem būdais:</text:p>
          <text:list>
            <text:list-item>
              <text:p text:style-name="P1">XML dokumentais, atitinkančiais numatytus XSD dokumentus.</text:p>
            </text:list-item>
            <text:list-item>
              <text:p text:style-name="P1">Objektų grafu, tačiau klasės turi būti naudojamos tos pačios, kurios naudojamos XML konfigūracijos analizėje.</text:p>
            </text:list-item>
          </text:list>
        </text:list-item>
        <text:list-item>
          <text:p text:style-name="P1">Išvedimas:</text:p>
          <text:list>
            <text:list-item>
              <text:p text:style-name="P1">Turi būti palaikomi skirtingi išvedimo formatai.</text:p>
            </text:list-item>
            <text:list-item>
              <text:p text:style-name="P1">Informacijos išvedimas turi būti galimas įvairiose modeliavimo vietose (laike), tačiau ne dažniau kaip kas vieną iteraciją pagal laiką.</text:p>
            </text:list-item>
            <text:list-item>
              <text:p text:style-name="P1">Išvedimas galimas periodinis ir vieną kartą per modeliavimą.</text:p>
            </text:list-item>
            <text:list-item>
              <text:p text:style-name="P1">Išvedimo posistemei duomenų šaltiniai yra:</text:p>
              <text:list>
                <text:list-item>
                  <text:p text:style-name="P1">Konfigūracija.</text:p>
                </text:list-item>
                <text:list-item>
                  <text:p text:style-name="P1">Sprendėjas.</text:p>
                  <text:list>
                    <text:list-item>
                      <text:p text:style-name="P1">Baigtinių skirtumų atveju informacija iš sprendėjo yra:</text:p>
                      <text:list>
                        <text:list-item>
                          <text:p text:style-name="P1">Medžiagų koncentracijos kiekviename modeliuojamame taške.</text:p>
                        </text:list-item>
                        <text:list-item>
                          <text:p text:style-name="P1">Modeliavimo iteracija.</text:p>
                        </text:list-item>
                        <text:list-item>
                          <text:p text:style-name="P1">Žingsnis pagal laiką.</text:p>
                        </text:list-item>
                        <text:list-item>
                          <text:p text:style-name="P1">Sumodeliuotas laikas.</text:p>
                        </text:list-item>
                      </text:list>
                    </text:list-item>
                    <text:list-item>
                      <text:p text:style-name="P1">Kitų sprendėjų kol kas nežinau... </text:p>
                    </text:list-item>
                  </text:list>
                </text:list-item>
              </text:list>
            </text:list-item>
            <text:list-item>
              <text:p text:style-name="P1">Išvedimo komponentai gali būti skirti tik tam tikro tipo sprendėjams.</text:p>
            </text:list-item>
          </text:list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lt" fo:country="L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Title" style:family="paragraph" style:parent-style-name="DefaultTitle" style:next-style-name="Subtitle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Title" style:family="paragraph" style:parent-style-name="Standard"/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9-21T17:53:59</meta:creation-date>
    <dc:date>2007-09-21T18:36:43</dc:date>
    <dc:language>lt-LT</dc:language>
    <meta:editing-cycles>34</meta:editing-cycles>
    <meta:editing-duration>PT42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3" meta:word-count="184" meta:character-count="1578"/>
  </office:meta>
</office:document-meta>
</file>